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A0000002A0AE345297CA2E3B0A.png" manifest:media-type="image/png"/>
  <manifest:file-entry manifest:full-path="Pictures/100016EB000152A0000152A0213E579DDC673C4A.pdf" manifest:media-type="application/pd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cm" svg:stroke-color="#000000" draw:marker-start-width="0.2cm" draw:marker-end-width="0.2cm" draw:fill="none" draw:textarea-vertical-align="middle" draw:auto-grow-height="false" fo:min-height="3.826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stroke="dash" draw:stroke-dash="Double_20_Dash" draw:fill="none" draw:textarea-vertical-align="middle"/>
    </style:style>
    <style:style style:name="gr5" style:family="graphic" style:parent-style-name="standard">
      <style:graphic-properties svg:stroke-color="#000000" draw:fill="none" draw:textarea-vertical-align="middle" draw:auto-grow-height="false" fo:min-height="2.878cm" fo:min-width="0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0cm"/>
      <style:paragraph-properties style:writing-mode="lr-tb"/>
    </style:style>
    <style:style style:name="gr7" style:family="graphic" style:parent-style-name="standard">
      <style:graphic-properties draw:fill="none" draw:textarea-vertical-align="middle" draw:auto-grow-height="false" fo:min-height="0.698cm" fo:min-width="0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999cm" svg:height="8.999cm" svg:x="0.704cm" svg:y="0.009cm">
          <draw:image xlink:href="Pictures/100016EB000152A0000152A0213E579DDC673C4A.pdf" xlink:type="simple" xlink:show="embed" xlink:actuate="onLoad" draw:mime-type="application/pdf">
            <text:p/>
          </draw:image>
          <draw:image xlink:href="Pictures/10000001000002A0000002A0AE345297CA2E3B0A.png" xlink:type="simple" xlink:show="embed" xlink:actuate="onLoad" draw:mime-type="image/png"/>
        </draw:frame>
        <draw:custom-shape draw:style-name="gr2" draw:text-style-name="P2" draw:layer="layout" svg:width="0.6cm" svg:height="4.3cm" svg:x="12.2cm" svg:y="0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3" draw:layer="layout" svg:width="2.555cm" svg:height="0.962cm" svg:x="12.9cm" svg:y="2.2cm">
          <draw:text-box>
            <text:p>SSQ<text:span text:style-name="T1">Total</text:span></text:p>
          </draw:text-box>
        </draw:frame>
        <draw:line draw:style-name="gr4" draw:text-style-name="P2" draw:layer="layout" svg:x1="9.4cm" svg:y1="0.5cm" svg:x2="12.2cm" svg:y2="0.5cm">
          <text:p/>
        </draw:line>
        <draw:line draw:style-name="gr4" draw:text-style-name="P2" draw:layer="layout" svg:x1="9.6cm" svg:y1="4.8cm" svg:x2="12.2cm" svg:y2="4.8cm">
          <text:p/>
        </draw:line>
        <draw:custom-shape draw:style-name="gr5" draw:text-style-name="P2" draw:layer="layout" svg:width="0.3cm" svg:height="3.3cm" svg:x="9.3cm" svg:y="1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3" draw:layer="layout" svg:width="2.799cm" svg:height="1.318cm" svg:x="9.501cm" svg:y="2.7cm">
          <draw:text-box>
            <text:p>SSQ<text:span text:style-name="T1">Model</text:span></text:p>
          </draw:text-box>
        </draw:frame>
        <draw:custom-shape draw:style-name="gr7" draw:text-style-name="P2" draw:layer="layout" svg:width="0.1cm" svg:height="1cm" svg:x="9.4cm" svg:y="0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3" draw:layer="layout" svg:width="3.198cm" svg:height="1.318cm" svg:x="9.502cm" svg:y="0.5cm">
          <draw:text-box>
            <text:p>SSQ<text:span text:style-name="T1">Residua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5-12T06:52:59.595558359</dc:date>
    <meta:editing-duration>PT11M47S</meta:editing-duration>
    <meta:editing-cycles>5</meta:editing-cycles>
    <meta:generator>LibreOffice/7.2.5.2$MacOSX_X86_64 LibreOffice_project/499f9727c189e6ef3471021d6132d4c694f357e5</meta:generator>
    <meta:document-statistic meta:object-count="9"/>
  </office:meta>
</office:document-meta>
</file>